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2-01T10:37:24.393667837</dc:date>
    <meta:editing-duration>PT2M31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84cm" svg:y="0.316cm" chart:style-name="ch2">
          <text:p>Walnut Brown Ale Feb 1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2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151">
                <text:p>15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">
                <text:p>150</text:p>
              </table:table-cell>
              <table:table-cell office:value-type="float" office:value="155">
                <text:p>1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9">
                <text:p>149</text:p>
              </table:table-cell>
              <table:table-cell office:value-type="float" office:value="153">
                <text:p>1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6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